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Normal">
      <style:paragraph-properties fo:break-before="page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4239a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Preformatted_20_Text" style:list-style-name="L7"/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4239a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6">
      <style:text-properties officeooo:paragraph-rsid="0014239a"/>
    </style:style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239a" style:font-style-asian="italic" style:font-style-complex="italic"/>
    </style:style>
    <style:style style:name="T4" style:family="text">
      <style:text-properties officeooo:rsid="0014239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ation Tutorial - Linux</text:p>
      <text:p text:style-name="Standard"/>
      <text:p text:style-name="Standard"/>
      <text:p text:style-name="Standard"/>
      <text:p text:style-name="Standard"/>
      <text:p text:style-name="P2">Installation guide :</text:p>
      <text:list xml:id="list3624613364" text:style-name="L1">
        <text:list-item>
          <text:p text:style-name="P11">Download the ‘Installation_AB-LCA-Algeb.<text:span text:style-name="T4">zip</text:span>’ folder <text:span text:style-name="T4">and unzip it</text:span></text:p>
        </text:list-item>
        <text:list-item>
          <text:p text:style-name="P10">Open a terminal (ctrl+alt+t)</text:p>
        </text:list-item>
        <text:list-item>
          <text:p text:style-name="P10">Go to the folder</text:p>
          <text:list>
            <text:list-item>
              <text:p text:style-name="P10">cd Téléchargements/Installation_AB-LCA-Algeb/Linux<text:tab/><text:tab/>(update the path if necessary)</text:p>
            </text:list-item>
          </text:list>
        </text:list-item>
        <text:list-item>
          <text:p text:style-name="P10">run the following command</text:p>
          <text:list>
            <text:list-item>
              <text:p text:style-name="P10">bash Install_AB_BW_LCA_algeb_linux<text:tab/><text:tab/></text:p>
              <text:list>
                <text:list-item>
                  <text:p text:style-name="P10">follow instructions in the terminal</text:p>
                </text:list-item>
              </text:list>
            </text:list-item>
          </text:list>
        </text:list-item>
      </text:list>
      <text:p text:style-name="Standard"/>
      <text:p text:style-name="Standard">If no error messages are displayed, it works !</text:p>
      <text:p text:style-name="Standard"/>
      <text:p text:style-name="P2">To use it, run the following commands :</text:p>
      <text:p text:style-name="Standard">For Activity-Browser :</text:p>
      <text:list xml:id="list2563716972" text:style-name="L2">
        <text:list-item>
          <text:p text:style-name="P12">conda activate ab</text:p>
        </text:list-item>
        <text:list-item>
          <text:p text:style-name="P12">activity-browser</text:p>
        </text:list-item>
      </text:list>
      <text:p text:style-name="Standard"/>
      <text:p text:style-name="Standard">For <text:s/>BW2 + LCA-Algebraic</text:p>
      <text:list xml:id="list153141976" text:style-name="L3">
        <text:list-item>
          <text:p text:style-name="P13">conda activate bw</text:p>
        </text:list-item>
        <text:list-item>
          <text:p text:style-name="P13">jupyter-notebook</text:p>
        </text:list-item>
      </text:list>
      <text:p text:style-name="Standard">or</text:p>
      <text:list xml:id="list929746315" text:style-name="L4">
        <text:list-item>
          <text:p text:style-name="P14">cd path_to_your_project_file_directory</text:p>
        </text:list-item>
      </text:list>
      <text:list xml:id="list2529542855" text:style-name="L5">
        <text:list-item>
          <text:p text:style-name="P15">jupyter-notebook project-name.ipynb <text:s text:c="16"/>(if project already created)</text:p>
        </text:list-item>
      </text:list>
      <text:p text:style-name="Standard"/>
      <text:p text:style-name="Standard"/>
      <text:p text:style-name="P2">Usefull commands :</text:p>
      <text:p text:style-name="Standard"><text:span text:style-name="Police_20_par_20_défaut"><text:span text:style-name="T1">cd</text:span></text:span> : return to the home folder</text:p>
      <text:p text:style-name="Standard"><text:span text:style-name="Police_20_par_20_défaut"><text:span text:style-name="T1">cd directory_name</text:span></text:span> : go to the directory</text:p>
      <text:p text:style-name="Standard"><text:span text:style-name="Police_20_par_20_défaut"><text:span text:style-name="T1">ls</text:span></text:span> : list of folders and files in the current directory</text:p>
      <text:p text:style-name="Standard"><text:span text:style-name="Police_20_par_20_défaut"><text:span text:style-name="T1">conda deactivate</text:span></text:span> : go out of an environment</text:p>
      <text:p text:style-name="Standard"><text:span text:style-name="Police_20_par_20_défaut"><text:span text:style-name="T1">conda env list </text:span></text:span>: name and location of environments in your PC</text:p>
      <text:p text:style-name="Standard"><text:span text:style-name="Police_20_par_20_défaut"><text:span text:style-name="T1">conda list </text:span></text:span>: list of package in the current environment</text:p>
      <text:p text:style-name="Standard">tab : automatic completion</text:p>
      <text:p text:style-name="Standard">tab tab : show the different options for automatic completion (in case of conflict)</text:p>
      <text:p text:style-name="P3"/>
      <text:p text:style-name="Standard"/>
      <text:p text:style-name="Standard"/>
      <text:p text:style-name="P1">Installation Tutorial – Windows 10 - 11</text:p>
      <text:p text:style-name="P4"/>
      <text:list xml:id="list532528445" text:style-name="L6">
        <text:list-item>
          <text:p text:style-name="P17">Download the ‘Installation_AB-LCA-Algeb.<text:span text:style-name="T4">zip</text:span>’ folder <text:span text:style-name="T4">and unzip it</text:span></text:p>
        </text:list-item>
        <text:list-item>
          <text:p text:style-name="P16">Go to “Installation_AB-LCA-Algeb<text:span text:style-name="T4">\</text:span>Windows<text:span text:style-name="T4">\</text:span>Installation” <text:span text:style-name="T4">f</text:span>older</text:p>
        </text:list-item>
      </text:list>
      <text:p text:style-name="P5">Double-Click on “<text:span text:style-name="T2">Install_BW.</text:span><text:span text:style-name="T3">bat</text:span><text:span text:style-name="T4">”</text:span> and follow instructions.</text:p>
      <text:p text:style-name="P6"><text:span text:style-name="T4">Go back to ‘Installation_AB-LCA-Algeb\Windows’ and double-clic on</text:span> lauchers to lau<text:span text:style-name="T4">n</text:span>ch Activity-Browser or J<text:span text:style-name="T4">u</text:span>pyter-notebook (brightway).</text:p>
      <text:p text:style-name="P4"/>
      <text:p text:style-name="P4"/>
      <text:p text:style-name="P4"/>
      <text:p text:style-name="P7">If it doesn’t work, don’t panic, you can install it manually !</text:p>
      <text:p text:style-name="P5">Go to the Requirements folder, then:</text:p>
      <text:p text:style-name="P5">If you don’t have a conda prompt :</text:p>
      <text:list xml:id="list999231842" text:style-name="L7">
        <text:list-item>
          <text:p text:style-name="P18">Double-clic on “<text:span text:style-name="Police_20_par_20_défaut"><text:span text:style-name="T2">Miniforge3-Windows-x86_64</text:span></text:span>” to install Miniforge3</text:p>
          <text:list>
            <text:list-item>
              <text:p text:style-name="P18">Accept installation and licence terms</text:p>
            </text:list-item>
            <text:list-item>
              <text:p text:style-name="P18">close</text:p>
            </text:list-item>
          </text:list>
        </text:list-item>
        <text:list-item>
          <text:p text:style-name="P18">In the start menu, search Miniforge Prompt (or a conda prompt) and open it</text:p>
        </text:list-item>
        <text:list-item>
          <text:p text:style-name="P18">Run the following command</text:p>
          <text:list>
            <text:list-item>
              <text:p text:style-name="P18">cd <text:span text:style-name="Police_20_par_20_défaut"><text:span text:style-name="T2">path_to_your_directory</text:span></text:span>\Installation BW\Windows <text:s text:c="5"/><text:tab/>#(tab for automatic completion)</text:p>
            </text:list-item>
            <text:list-item>
              <text:p text:style-name="P8">conda env create -f environment_AB_Win64.yml<text:tab/><text:tab/>#(installation of Activity-Browser)</text:p>
            </text:list-item>
            <text:list-item>
              <text:p text:style-name="P8">conda env create -f environment_LCA_Algeb_Win64.yml<text:tab/>#(installation of Broghtway2 and LCA-Algebraic)</text:p>
            </text:list-item>
          </text:list>
        </text:list-item>
      </text:list>
      <text:p text:style-name="Standard"/>
      <text:p text:style-name="Standard">Now Activity-Browser is installed. To use it, run the following commands :</text:p>
      <text:list xml:id="list2101362064" text:style-name="L8">
        <text:list-item>
          <text:p text:style-name="P19">conda activate ab</text:p>
        </text:list-item>
        <text:list-item>
          <text:p text:style-name="P19">activity-browser</text:p>
        </text:list-item>
      </text:list>
      <text:p text:style-name="P4"/>
      <text:p text:style-name="Standard">Now Brightway2 and LCA_Algebraic are installed. To use them, run the following commands :</text:p>
      <text:list xml:id="list153627526490606" text:continue-numbering="true" text:style-name="L8">
        <text:list-item>
          <text:p text:style-name="P19">conda activate bw</text:p>
        </text:list-item>
        <text:list-item>
          <text:p text:style-name="P19">jupyter-notebook</text:p>
        </text:list-item>
      </text:list>
      <text:p text:style-name="Standard">or, for an existing project</text:p>
      <text:list xml:id="list731462629" text:style-name="L9">
        <text:list-item>
          <text:p text:style-name="P20">conda activate bw</text:p>
        </text:list-item>
        <text:list-item>
          <text:p text:style-name="P20">cd <text:span text:style-name="Police_20_par_20_défaut"><text:span text:style-name="T2">path_to_your_working_directory</text:span></text:span></text:p>
        </text:list-item>
        <text:list-item>
          <text:p text:style-name="P20">jupyter-notebook <text:span text:style-name="Police_20_par_20_défaut"><text:span text:style-name="T2">file_name.</text:span></text:span>ipynb</text:p>
        </text:list-item>
      </text:list>
      <text:p text:style-name="Standard"/>
      <text:p text:style-name="P2">Usefull commands :</text:p>
      <text:p text:style-name="Standard"><text:span text:style-name="Police_20_par_20_défaut"><text:span text:style-name="T1">cd</text:span></text:span> .. : return to the previous folder</text:p>
      <text:p text:style-name="Standard"><text:span text:style-name="Police_20_par_20_défaut"><text:span text:style-name="T1">cd directory_name</text:span></text:span> : go to the directory</text:p>
      <text:p text:style-name="Standard"><text:span text:style-name="Police_20_par_20_défaut"><text:span text:style-name="T1">dir</text:span></text:span> : list of folders and files in the current directory (usefull to know the exact folder’s wording)</text:p>
      <text:p text:style-name="Standard"><text:span text:style-name="Police_20_par_20_défaut"><text:span text:style-name="T1">conda deactivate</text:span></text:span> : go out of an environment</text:p>
      <text:p text:style-name="Standard"><text:span text:style-name="Police_20_par_20_défaut"><text:span text:style-name="T1">conda env list </text:span></text:span>: name and location of environments in your PC</text:p>
      <text:p text:style-name="Standard"><text:span text:style-name="Police_20_par_20_défaut"><text:span text:style-name="T1">conda list </text:span></text:span>: list of package in the current environment</text:p>
      <text:p text:style-name="Standard">tab : automatic completion (test possibilities one by on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rossety</meta:initial-creator>
    <meta:creation-date>2024-08-27T15:17:00Z</meta:creation-date>
    <dc:date>2024-08-29T15:12:00.979773027</dc:date>
    <meta:editing-cycles>3</meta:editing-cycles>
    <meta:editing-duration>PT7M40S</meta:editing-duration>
    <meta:document-statistic meta:table-count="0" meta:image-count="0" meta:object-count="0" meta:page-count="2" meta:paragraph-count="63" meta:word-count="426" meta:character-count="2801" meta:non-whitespace-character-count="2440"/>
    <meta:template xlink:type="simple" xlink:actuate="onRequest" xlink:title="" xlink:href="../../../../Installation%20AB-LCA-Algeb/Windows/Installation/Tutoriel%20installation.odt/Normal"/>
  </office:meta>
</office:document-meta>
</file>